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e8aa5aa"/>
    </style:style>
    <style:style style:name="P36" style:family="paragraph" style:parent-style-name="Standard">
      <style:text-properties officeooo:rsid="0e8aa5aa" officeooo:paragraph-rsid="0e8aa5aa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3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0" style:family="paragraph" style:parent-style-name="Footnote">
      <style:text-properties officeooo:rsid="043ccc66" officeooo:paragraph-rsid="0e849f1d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c8b5238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fd58c4e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paragraph-properties fo:text-align="center" style:justify-single-word="false"/>
      <style:text-properties officeooo:paragraph-rsid="0e38fc62"/>
    </style:style>
    <style:style style:name="P49" style:family="paragraph" style:parent-style-name="Standard">
      <style:paragraph-properties fo:text-align="center" style:justify-single-word="false"/>
      <style:text-properties officeooo:paragraph-rsid="0e82f1b0"/>
    </style:style>
    <style:style style:name="P50" style:family="paragraph" style:parent-style-name="Standard">
      <style:paragraph-properties fo:text-align="center" style:justify-single-word="false"/>
      <style:text-properties officeooo:paragraph-rsid="10b8151a"/>
    </style:style>
    <style:style style:name="P51" style:family="paragraph" style:parent-style-name="Standard">
      <style:text-properties officeooo:paragraph-rsid="0fad1a3f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10245b8e"/>
    </style:style>
    <style:style style:name="P54" style:family="paragraph" style:parent-style-name="Standard">
      <style:text-properties officeooo:rsid="101e3872" officeooo:paragraph-rsid="10505b46"/>
    </style:style>
    <style:style style:name="P55" style:family="paragraph" style:parent-style-name="Standard">
      <style:text-properties officeooo:paragraph-rsid="1057599b"/>
    </style:style>
    <style:style style:name="P56" style:family="paragraph" style:parent-style-name="Standard">
      <style:text-properties officeooo:paragraph-rsid="10b975fb"/>
    </style:style>
    <style:style style:name="P57" style:family="paragraph" style:parent-style-name="Standard">
      <style:text-properties officeooo:paragraph-rsid="10ba098e"/>
    </style:style>
    <style:style style:name="P58" style:family="paragraph" style:parent-style-name="Standard">
      <style:text-properties officeooo:paragraph-rsid="10be1a4c"/>
    </style:style>
    <style:style style:name="P59" style:family="paragraph" style:parent-style-name="Standard">
      <style:text-properties officeooo:paragraph-rsid="10c8c30e"/>
    </style:style>
    <style:style style:name="P60" style:family="paragraph" style:parent-style-name="Standard">
      <style:text-properties officeooo:rsid="104324ed" officeooo:paragraph-rsid="10ca7d50"/>
    </style:style>
    <style:style style:name="P61" style:family="paragraph" style:parent-style-name="Standard">
      <style:text-properties officeooo:paragraph-rsid="10ca7d50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10ce1de8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text-properties officeooo:paragraph-rsid="10d3b620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0" style:family="paragraph" style:parent-style-name="Footnote">
      <style:text-properties officeooo:paragraph-rsid="10e6732c"/>
    </style:style>
    <style:style style:name="P71" style:family="paragraph" style:parent-style-name="Standard">
      <style:text-properties officeooo:paragraph-rsid="10eaf340"/>
    </style:style>
    <style:style style:name="P72" style:family="paragraph" style:parent-style-name="Footnote">
      <style:text-properties officeooo:paragraph-rsid="10f3232c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officeooo:rsid="02f99a6c"/>
    </style:style>
    <style:style style:name="T7" style:family="text">
      <style:text-properties style:font-name="Liberation Sans" fo:font-size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style:text-underline-style="none" style:font-size-asian="12pt" style:font-size-complex="12pt"/>
    </style:style>
    <style:style style:name="T16" style:family="text">
      <style:text-properties style:font-name="Liberation Sans" fo:font-size="12pt" style:text-underline-style="none" officeooo:rsid="108e61e7" style:font-size-asian="12pt" style:font-size-complex="12pt"/>
    </style:style>
    <style:style style:name="T17" style:family="text">
      <style:text-properties style:font-name="Liberation Sans" fo:font-size="12pt" style:text-underline-style="none" officeooo:rsid="10d7b928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8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2" style:family="text">
      <style:text-properties officeooo:rsid="04473353"/>
    </style:style>
    <style:style style:name="T18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4" style:family="text">
      <style:text-properties fo:font-size="10pt" officeooo:rsid="04473353" style:font-size-asian="10pt" style:font-size-complex="10pt"/>
    </style:style>
    <style:style style:name="T1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officeooo:rsid="0aace3cd"/>
    </style:style>
    <style:style style:name="T188" style:family="text">
      <style:text-properties officeooo:rsid="0f95a7a0"/>
    </style:style>
    <style:style style:name="T189" style:family="text">
      <style:text-properties officeooo:rsid="0f8f58bd"/>
    </style:style>
    <style:style style:name="T190" style:family="text">
      <style:text-properties style:font-name="Ubuntu1" fo:font-size="10pt" officeooo:rsid="04473353" style:font-size-asian="10pt" style:font-size-complex="10pt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fo:color="#202124" loext:opacity="100%" style:font-name="Roboto" fo:letter-spacing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28">C</text:span><text:span text:style-name="T127">hecklist voor </text:span><text:span text:style-name="T129">de installatie</text:span><text:span text:style-name="T127"> van </text:span><text:span text:style-name="T127"><text:user-field-get text:name="Distro">Debian</text:user-field-get></text:span><text:span text:style-name="T130"><text:s/></text:span><text:span text:style-name="T130"><text:user-field-get text:name="Version">12</text:user-field-get></text:span><text:span text:style-name="T131"><text:note text:id="ftn1" text:note-class="footnote"><text:note-citation>1</text:note-citation><text:note-body><text:p text:style-name="P14"><text:span text:style-name="T198">D</text:span><text:span text:style-name="T199">eze </text:span><text:span text:style-name="T206"><text:user-field-get text:name="Distro">Debian</text:user-field-get></text:span><text:span text:style-name="T200"><text:s/></text:span><text:span text:style-name="T205"><text:user-field-get text:name="Version">12</text:user-field-get></text:span><text:span text:style-name="T205"><text:s/>Server</text:span><text:span text:style-name="T199"> van </text:span><text:span text:style-name="T204">11 </text:span><text:span text:style-name="T201">juni</text:span><text:span text:style-name="T202"> </text:span><text:span text:style-name="T208"><text:user-field-get text:name="Releaseyear">2023</text:user-field-get></text:span><text:span text:style-name="T203"><text:s/></text:span><text:span text:style-name="T199">wordt gedurende 5 jaar ondersteund tot </text:span><text:span text:style-name="T204">30 </text:span><text:span text:style-name="T201">juni</text:span><text:span text:style-name="T199"> 202</text:span><text:span text:style-name="T201">8</text:span><text:span text:style-name="T199">.</text:span></text:p></text:note-body></text:note></text:span><text:span text:style-name="T132"><text:s/></text:span><text:span text:style-name="T133">Server</text:span><text:span text:style-name="T160">.</text:span></text:p>
      <text:p text:style-name="P26"/>
      <text:p text:style-name="P27"/>
      <text:p text:style-name="P67">Vul het tekstvak achter &lt;...&gt; in</text:p>
      <text:p text:style-name="P18"><text:span text:style-name="T2">&lt;</text:span><text:span text:style-name="T177">g</text:span><text:span text:style-name="T14">ebruiker</text:span><text:span text:style-name="T2">&gt;</text:span><text:span text:style-name="T169"><text:tab/><text:tab/></text:span><text:span text:style-name="T181"> <text:tab/><text:tab/></text:span><text:span text:style-name="T170"><draw:control text:anchor-type="as-char" svg:y="-0.4cm" draw:z-index="11" draw:name="Gebruiker 3" draw:style-name="gr2" draw:text-style-name="P81" svg:width="6.002cm" svg:height="0.5cm" draw:control="control10"><svg:title>Gebruiker</svg:title><svg:desc>Volledige naam, bijv. Jan Stek</svg:desc></draw:control></text:span><text:span text:style-name="T170"><text:tab/></text:span><text:span text:style-name="T171">b</text:span><text:span text:style-name="T210">ijv.</text:span><text:span text:style-name="T172"> </text:span><text:span text:style-name="T179">J</text:span><text:span text:style-name="T180">a</text:span><text:span text:style-name="T179">n </text:span><text:span text:style-name="T180">Jansen</text:span></text:p>
      <text:p text:style-name="P66"><text:span text:style-name="T175">&lt;g</text:span><text:span text:style-name="T15">ebruikersnaam&gt;<text:tab/></text:span><text:span text:style-name="T174"><draw:control text:anchor-type="as-char" svg:y="-0.4cm" draw:z-index="12" draw:name="Gberuikersnaam 3" draw:style-name="gr2" draw:text-style-name="P81" svg:width="6.002cm" svg:height="0.5cm" draw:control="control11"><svg:title>Gebruikersnaam</svg:title><svg:desc>Korte naam, bijv. jan</svg:desc></draw:control></text:span><text:span text:style-name="T174"><text:tab/></text:span><text:span text:style-name="T176">b</text:span><text:span text:style-name="T213">ijv.</text:span><text:span text:style-name="T10"> </text:span><text:span text:style-name="T147">j</text:span><text:span text:style-name="T148">a</text:span><text:span text:style-name="T147">n</text:span></text:p>
      <text:p text:style-name="P17"><text:span text:style-name="T16">&lt;comput</text:span><text:span text:style-name="T15">ernaam</text:span><text:span text:style-name="T178">&gt;<text:tab/><text:tab/></text:span><text:span text:style-name="T15"><draw:control text:anchor-type="as-char" svg:y="-0.4cm" draw:z-index="13" draw:name="Computernaam 2" draw:style-name="gr2" draw:text-style-name="P81" svg:width="6.002cm" svg:height="0.5cm" draw:control="control12"><svg:title>Computernaam</svg:title><svg:desc>Unieke naam van de computer</svg:desc></draw:control></text:span><text:span text:style-name="T15"><text:tab/></text:span><text:span text:style-name="T17">b</text:span><text:span text:style-name="T212">ijv.</text:span><text:span text:style-name="T164"> </text:span><text:span text:style-name="T167">sv</text:span><text:span text:style-name="T168">02</text:span></text:p>
      <text:p text:style-name="P18"><text:span text:style-name="T162">&lt;</text:span><text:span text:style-name="T163">g</text:span><text:span text:style-name="T162">ebruiker&gt;<text:tab/></text:span><text:span text:style-name="T165"><text:tab/></text:span><text:span text:style-name="T181"> <text:tab/><text:tab/></text:span><text:span text:style-name="T170"><draw:control text:anchor-type="as-char" svg:y="-0.4cm" draw:z-index="14" draw:name="Gebruiker 4" draw:style-name="gr2" draw:text-style-name="P81" svg:width="6.002cm" svg:height="0.5cm" draw:control="control13"><svg:title>Gebruiker</svg:title><svg:desc>Volledige naam, bijv. Jan Stek</svg:desc></draw:control></text:span><text:span text:style-name="T170"><text:tab/></text:span><text:span text:style-name="T171">e</text:span><text:span text:style-name="T211">vt.</text:span><text:span text:style-name="T173"> extra gebruikers</text:span></text:p>
      <text:p text:style-name="P71"><text:span text:style-name="T162">&lt;</text:span><text:span text:style-name="T163">g</text:span><text:span text:style-name="T162">ebruikersnaam&gt;<text:tab/></text:span><text:span text:style-name="T174"><draw:control text:anchor-type="as-char" svg:y="-0.4cm" draw:z-index="15" draw:name="Gberuikersnaam 4" draw:style-name="gr2" draw:text-style-name="P81" svg:width="6.002cm" svg:height="0.5cm" draw:control="control14"><svg:title>Gebruikersnaam</svg:title><svg:desc>Korte naam, bijv. jan</svg:desc></draw:control></text:span><text:span text:style-name="T174"><text:tab/></text:span><text:span text:style-name="T176">e</text:span><text:span text:style-name="T214">vt.</text:span><text:span text:style-name="T166"> extra gebruikers</text:span></text:p>
      <text:p text:style-name="P68"><text:span text:style-name="T215">v</text:span>ervang &lt;...&gt; in deze checklist door de waarde in het tekstvak.</text:p>
      <text:p text:style-name="P23"><text:span text:style-name="T209"/></text:p>
      <text:p text:style-name="P20"/>
      <text:p text:style-name="P16"><text:span text:style-name="Strong_20_Emphasis"><text:span text:style-name="T134">Nog niet op Linux?</text:span></text:span><text:span text:style-name="T138"><text:tab/></text:span><text:span text:style-name="T141">G</text:span><text:span text:style-name="T139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3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0"> onder </text:span><text:span text:style-name="Strong_20_Emphasis"><text:span text:style-name="T135">Linux</text:span></text:span><text:span text:style-name="T136">.</text:span></text:p>
      <text:p text:style-name="P16"><text:span text:style-name="T143">Nieuwe installatie?</text:span><text:span text:style-name="T136"><text:tab/></text:span><text:span text:style-name="T141">B</text:span><text:span text:style-name="T136">egin bij hoofdstuk </text:span><text:span text:style-name="T143"><text:bookmark-ref text:reference-format="page" text:ref-name="__RefNumPara__4009_1271708128">2</text:bookmark-ref></text:span><text:span text:style-name="T143"><text:s text:c="2"/></text:span><text:span text:style-name="T144"><text:bookmark-ref text:reference-format="text" text:ref-name="__RefNumPara__4009_1271708128">Installatie uitvoeren</text:bookmark-ref></text:span><text:span text:style-name="T137">.</text:span></text:p>
      <text:p text:style-name="P15"><text:span text:style-name="Strong_20_Emphasis"><text:span text:style-name="T142"/></text:span></text:p>
      <text:p text:style-name="P15"><text:span text:style-name="Strong_20_Emphasis"><text:span text:style-name="T142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2" draw:name="Vorm3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8" draw:name="Vorm 2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3"><text:span text:style-name="T32">Aanmelden als </text:span><text:span text:style-name="T3">&lt;GEBRUIKER&gt;</text:span><text:span text:style-name="T33"><text:note text:id="ftn2" text:note-class="footnote"><text:note-citation>2</text:note-citation><text:note-body><text:p text:style-name="P12"><text:span text:style-name="T116">E</text:span><text:span text:style-name="T118">v</text:span><text:span text:style-name="T119">en</text:span><text:span text:style-name="T121">t</text:span><text:span text:style-name="T122">uele </text:span><text:span text:style-name="T123">extra </text:span><text:span text:style-name="T183">gebruiker</text:span><text:span text:style-name="T117">s</text:span><text:span text:style-name="T123"> aanmelden </text:span><text:span text:style-name="T124">en dezelfde stappen uitvoeren</text:span><text:span text:style-name="T120">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6" draw:name="Vorm 5" draw:style-name="gr1" draw:text-style-name="P8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56"><text:span text:style-name="T79">Typ: 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6"><text:span text:style-name="T8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7" draw:name="Vorm 7" draw:style-name="gr1" draw:text-style-name="P8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8" draw:name="Vorm 8" draw:style-name="gr1" draw:text-style-name="P80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55"><text:span text:style-name="T37">Kie</text:span><text:span text:style-name="T41">s</text:span><text:span text:style-name="T37"> </text:span><text:span text:style-name="Strong_20_Emphasis"><text:span text:style-name="T21">1</text:span></text:span><text:span text:style-name="T54"> Installatie voorbereide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25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3" draw:name="Vorm9" draw:style-name="gr1" draw:text-style-name="P8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8"><text:span text:style-name="T156">Start de computer op vanaf</text:span><text:span text:style-name="T156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T114">Veelgebruikte toetsen:</text:span><text:span text:style-name="T115"> </text:span><text:span text:style-name="T126">Esc</text:span><text:span text:style-name="T115">, </text:span><text:span text:style-name="T126">Delete</text:span><text:span text:style-name="T115">, </text:span><text:span text:style-name="T126">F1</text:span><text:span text:style-name="T115">, </text:span><text:span text:style-name="T126">F2</text:span><text:span text:style-name="T115">, </text:span><text:span text:style-name="T126">F9</text:span><text:span text:style-name="T115">, </text:span><text:span text:style-name="T126">F10</text:span><text:span text:style-name="T115">, </text:span><text:span text:style-name="T126">F11</text:span><text:span text:style-name="T115">, of </text:span><text:span text:style-name="T126">F12</text:span></text:p></text:note-body></text:note></text:span><text:span text:style-name="T156"> </text:span><text:span text:style-name="T157">een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0"><text:s/></text:span><text:span text:style-name="T155">Server</text:span><text:span text:style-name="T153"> </text:span><text:span text:style-name="T154">Live</text:span><text:span text:style-name="T74"><text:note text:id="ftn4" text:note-class="footnote"><text:note-citation>2</text:note-citation><text:note-body><text:p text:style-name="P13"><text:span text:style-name="T182">Vanaf een </text:span><text:span text:style-name="T188">L</text:span><text:span text:style-name="T182">ive </text:span><text:span text:style-name="T189">USB</text:span><text:span text:style-name="T187">-stick</text:span><text:span text:style-name="T190"> </text:span><text:span text:style-name="T182">kunt u opstarten en </text:span><text:span text:style-name="T184">met </text:span><text:span text:style-name="T161"><text:user-field-get text:name="Distro">Debian</text:user-field-get></text:span><text:span text:style-name="T161"><text:s/></text:span><text:span text:style-name="T182">werken zonder enige bestanden op de harde schijf te wijzigen en maakt ook installatie van </text:span><text:span text:style-name="T161"><text:user-field-get text:name="Distro">Debian</text:user-field-get></text:span><text:span text:style-name="T161"><text:s/></text:span><text:span text:style-name="T182">mogelijk.</text:span></text:p></text:note-body></text:note></text:span><text:span text:style-name="T73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72"><text:span text:style-name="T96">Maak een opstartbare USB-stick</text:span><text:span text:style-name="T91">:<text:line-break/></text:span><text:span text:style-name="T89">D</text:span><text:span text:style-name="T82">ow</text:span><text:span text:style-name="T83">nload </text:span><text:span text:style-name="T80">e</text:span><text:span text:style-name="T84">e</text:span><text:span text:style-name="T85">n</text:span><text:span text:style-name="T108"> 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T90"> </text:span><text:span text:style-name="T95">image </text:span><text:span text:style-name="T86">v</text:span><text:span text:style-name="T87">anaf</text:span><text:span text:style-name="T88"> </text:span><text:a xlink:type="simple" xlink:href="https://www.debian.org/" text:style-name="Internet_20_link" text:visited-style-name="Visited_20_Internet_20_Link"><text:span text:style-name="T185">debian.org</text:span></text:a><text:span text:style-name="T88"> </text:span><text:span text:style-name="T95">en </text:span><text:span text:style-name="Strong_20_Emphasis"><text:span text:style-name="T100">Other downloads</text:span></text:span><text:span text:style-name="T93"> (onder Download) </text:span><text:span text:style-name="T95">en</text:span><text:span text:style-name="T93"> </text:span><text:span text:style-name="Strong_20_Emphasis"><text:span text:style-name="T100">Other live ISO</text:span></text:span><text:span text:style-name="T93"> (onder Try </text:span><text:span text:style-name="T93"><text:user-field-get text:name="Distro">Debian</text:user-field-get></text:span><text:span text:style-name="T93"><text:s/></text:span><text:span text:style-name="T94">live before installing).</text:span><text:span text:style-name="Strong_20_Emphasis"><text:span text:style-name="T83"><text:line-break/></text:span></text:span><text:span text:style-name="T92">De volgende stappen staan beschreven in </text:span><text:span text:style-name="Strong_20_Emphasis"><text:span text:style-name="T98">Linux informatie</text:span></text:span><text:span text:style-name="T92">, te vinden op </text:span><text:a xlink:type="simple" xlink:href="https://karelzimmer.nl/" text:style-name="Internet_20_link" text:visited-style-name="Visited_20_Internet_20_Link"><text:span text:style-name="T186">karelzimmer.nl</text:span></text:a><text:span text:style-name="T92">, onder </text:span><text:span text:style-name="Strong_20_Emphasis"><text:span text:style-name="T98">Linux</text:span></text:span><text:span text:style-name="T92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1"><text:span text:style-name="T40">Selecteer</text:span><text:span text:style-name="T49"> </text:span><text:span text:style-name="Strong_20_Emphasis"><text:span text:style-name="T18">Start inst</text:span></text:span><text:span text:style-name="Strong_20_Emphasis"><text:span text:style-name="T19">a</text:span></text:span><text:span text:style-name="Strong_20_Emphasis"><text:span text:style-name="T18">ller</text:span></text:span><text:span text:style-name="T47"> </text:span><text:span text:style-name="T51">en druk op de </text:span><text:span text:style-name="T20">Enter</text:span><text:span text:style-name="T34">-toets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9"><text:span text:style-name="Emphasis"><text:span text:style-name="T197">Volg de installatieschermen en vul deze in.</text:span></text:span><text:span text:style-name="T207"/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7" draw:name="Vorm13_ 1" draw:style-name="gr1" draw:text-style-name="P80" svg:width="0.35cm" svg:height="0.35cm" draw:control="control6"/></text:p>
          </table:table-cell>
          <table:table-cell table:style-name="_32_._5f_Installatie_5f_uitvoeren.C6" office:value-type="string">
            <text:p text:style-name="P52"><text:span text:style-name="T23">Bi</text:span><text:span text:style-name="T30">j</text:span><text:span text:style-name="T23"> </text:span><text:span text:style-name="Strong_20_Emphasis"><text:span text:style-name="T59">Select a language</text:span>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6" office:value-type="string">
            <text:p text:style-name="P59"><text:span text:style-name="T30">K</text:span><text:span text:style-name="T23">ies </text:span><text:span text:style-name="Strong_20_Emphasis"><text:span text:style-name="T62">Dutch - </text:span></text:span><text:span text:style-name="Strong_20_Emphasis"><text:span text:style-name="T63">Nederlands</text:span></text:span><text:span text:style-name="T23"> </text:span><text:span text:style-name="T31">en klik op </text:span><text:span text:style-name="Strong_20_Emphasis"><text:span text:style-name="T64">Continue</text:span></text:span><text:span text:style-name="T3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4" draw:name="Vorm13" draw:style-name="gr1" draw:text-style-name="P80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1"><text:span text:style-name="T46">B</text:span><text:span text:style-name="T50">ij</text:span><text:span text:style-name="T46"> </text:span><text:span text:style-name="Strong_20_Emphasis"><text:span text:style-name="T55">Het netwerk configureren</text:span></text:span><text:span text:style-name="T46">: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3"><text:span text:style-name="T48">V</text:span><text:span text:style-name="T46">ul in </text:span><text:span text:style-name="Strong_20_Emphasis"><text:span text:style-name="T60">C</text:span></text:span><text:span text:style-name="Strong_20_Emphasis"><text:span text:style-name="T57">omputer</text:span></text:span><text:span text:style-name="Strong_20_Emphasis"><text:span text:style-name="T60">naam</text:span></text:span><text:span text:style-name="T26"> &lt;</text:span><text:span text:style-name="T13">comp</text:span><text:span text:style-name="T12">uter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draw:control text:anchor-type="as-char" draw:z-index="10" draw:name="Vorm 1" draw:style-name="gr1" draw:text-style-name="P80" svg:width="0.35cm" svg:height="0.35cm" draw:control="control9"/></text:p>
          </table:table-cell>
          <table:table-cell table:style-name="_32_._5f_Installatie_5f_uitvoeren.C9" office:value-type="string">
            <text:p text:style-name="P54"><text:span text:style-name="T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60"><text:span text:style-name="T158">Stel geen </text:span><text:span text:style-name="T159">Root</text:span><text:span text:style-name="T158">-wachtwoord in</text:span><text:span text:style-name="T39"> </text:span><text:span text:style-name="T42">maar klik op </text:span><text:span text:style-name="Strong_20_Emphasis"><text:span text:style-name="T66">Verderga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4"><text:span text:style-name="T48">V</text:span><text:span text:style-name="T46">ul in </text:span><text:span text:style-name="Strong_20_Emphasis"><text:span text:style-name="T56">Wat is </text:span></text:span><text:span text:style-name="Strong_20_Emphasis"><text:span text:style-name="T60">de volledige </text:span></text:span><text:span text:style-name="Strong_20_Emphasis"><text:span text:style-name="T56">naam </text:span></text:span><text:span text:style-name="Strong_20_Emphasis"><text:span text:style-name="T60">van de nieuwe gebruiker</text:span></text:span><text:span text:style-name="Strong_20_Emphasis"><text:span text:style-name="T56">?</text:span></text:span><text:span text:style-name="T24"> </text:span><text:span text:style-name="T4">&lt;</text:span><text:span text:style-name="T5">gebruiker</text:span><text:span text:style-name="T4">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1"><text:span text:style-name="T48">V</text:span><text:span text:style-name="T46">ul in </text:span><text:span text:style-name="Strong_20_Emphasis"><text:span text:style-name="T56">W</text:span></text:span><text:span text:style-name="Strong_20_Emphasis"><text:span text:style-name="T61">at is de gebruikersnaam voor uw </text:span></text:span><text:span text:style-name="Strong_20_Emphasis"><text:span text:style-name="T56"><text:s/></text:span></text:span><text:span text:style-name="Strong_20_Emphasis"><text:span text:style-name="T61">account</text:span></text:span><text:span text:style-name="Strong_20_Emphasis"><text:span text:style-name="T56">?</text:span></text:span><text:span text:style-name="T25"> &lt;</text:span><text:span text:style-name="T11">gebruikers</text:span><text:span text:style-name="T12">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6" office:value-type="string">
            <text:p text:style-name="P61"><text:span text:style-name="T29">Geef</text:span><text:span text:style-name="T24"> </text:span><text:span text:style-name="T27">tweemaal </text:span><text:span text:style-name="T29">een </text:span><text:span text:style-name="Strong_20_Emphasis"><text:span text:style-name="T58">wachtwoord</text:span>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</table:table>
      <text:p text:style-name="P33"><text:span text:style-name="Strong_20_Emphasis"><text:span text:style-name="T52"/></text:span></text:p>
      <text:list text:continue-numbering="true" text:style-name="L1">
        <text:list-item>
          <text:p text:style-name="P77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45"><draw:control text:anchor-type="as-char" draw:z-index="5" draw:name="Vorm22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5"><text:span text:style-name="T28">Aanmelden als &lt;</text:span><text:span text:style-name="T12">gebruik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19" draw:name="Vorm4" draw:style-name="gr1" draw:text-style-name="P80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6"><text:span text:style-name="T79">Typ: 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5"><text:span text:style-name="T35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20" draw:name="Vorm 6" draw:style-name="gr1" draw:text-style-name="P80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57"><text:span text:style-name="T37">Kie</text:span><text:span text:style-name="T41">s</text:span><text:span text:style-name="T38"> </text:span><text:span text:style-name="Strong_20_Emphasis"><text:span text:style-name="T22">3</text:span></text:span><text:span text:style-name="T53"> Installatie afronde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34"><text:span text:style-name="Strong_20_Emphasis"><text:span text:style-name="T28"/></text:span></text:p>
      <text:list text:continue-numbering="true" text:style-name="L1">
        <text:list-item>
          <text:p text:style-name="P76"><text:span text:style-name="Strong_20_Emphasis"><text:span text:style-name="T7">Gebruiker inrichten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6" draw:name="Vorm36_0" draw:style-name="gr1" draw:text-style-name="P80" svg:width="0.35cm" svg:height="0.35cm" draw:control="control5"/></text:span></text:span></text:p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9" draw:name="Vorm36_ 1" draw:style-name="gr1" draw:text-style-name="P80" svg:width="0.35cm" svg:height="0.35cm" draw:control="control8"/></text:span></text:span></text:p>
          </table:table-cell>
          <table:table-cell table:style-name="Tabel2.D1" office:value-type="string">
            <text:p text:style-name="P28"><text:span text:style-name="T28">Aanmelden als &lt;</text:span><text:span text:style-name="T12">gebruiker&gt;</text:span><text:span text:style-name="T33"><text:note text:id="ftn6" text:note-class="footnote"><text:note-citation>1</text:note-citation><text:note-body><text:p text:style-name="P40"><text:span text:style-name="T81">E</text:span><text:span text:style-name="T101">v</text:span><text:span text:style-name="T102">en</text:span><text:span text:style-name="T104">t</text:span><text:span text:style-name="T105">uele </text:span><text:span text:style-name="T106">extra </text:span><text:span text:style-name="T183">gebruiker</text:span><text:span text:style-name="T97">s</text:span><text:span text:style-name="T106"> aanmelden </text:span><text:span text:style-name="T107">en dezelfde stappen uitvoeren</text:span><text:span text:style-name="T103">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1" draw:name="Vorm 9" draw:style-name="gr1" draw:text-style-name="P80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2" draw:name="Vorm 10" draw:style-name="gr1" draw:text-style-name="P80" svg:width="0.35cm" svg:height="0.35cm" draw:control="control21"/></text:span></text:span></text:p>
          </table:table-cell>
          <table:table-cell table:style-name="Tabel2.D3" office:value-type="string">
            <text:p text:style-name="P56"><text:span text:style-name="T79">Typ: </text:span><text:span text:style-name="User_20_Entry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29"><text:span text:style-name="T37">Kie</text:span><text:span text:style-name="T41">s</text:span><text:span text:style-name="T38"> </text:span><text:span text:style-name="Strong_20_Emphasis"><text:span text:style-name="T22">4</text:span></text:span><text:span text:style-name="T53"> Gebruiker inrichten</text:span><text:span text:style-name="T34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8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11"/>
      <text:p text:style-name="P3"/>
      <text:p text:style-name="P58"><text:span text:style-name="T69">E</text:span><text:span text:style-name="T70">inde c</text:span><text:span text:style-name="T71">hecklist, </text:span><text:span text:style-name="T72">d</text:span><text:span text:style-name="T71">e</text:span><text:span text:style-name="T149"> installatie van </text:span><text:span text:style-name="T149"><text:user-field-get text:name="Distro">Debian</text:user-field-get></text:span><text:span text:style-name="T152"><text:s/></text:span><text:span text:style-name="T152"><text:user-field-get text:name="Version">12</text:user-field-get></text:span><text:span text:style-name="T150"><text:s/></text:span><text:span text:style-name="T155">Server</text:span><text:span text:style-name="T153"> </text:span><text:span text:style-name="T149">is voltooid.</text:span></text:p>
      <text:p text:style-name="P19"/>
      <text:list text:style-name="L2">
        <text:list-header>
          <text:p text:style-name="P78"><text:span text:style-name="T192">Geschreven door </text:span><text:a xlink:type="simple" xlink:href="mailto:info@karelzimmer.nl?subject=Checklist%20installatie%20Linux" text:style-name="Internet_20_link" text:visited-style-name="Visited_20_Internet_20_Link"><text:span text:style-name="T193">Karel Zimmer</text:span></text:a><text:span text:style-name="T194">.</text:span></text:p>
          <text:p text:style-name="P79"><text:span text:style-name="T196">Licentie </text:span><text:span text:style-name="T194">C</text:span><text:span text:style-name="T195">C0</text:span><text:span text:style-name="T194"> 1.0 </text:span><text:span text:style-name="T19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1"><text:s/></text:span><text:span text:style-name="T19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3-13T12:54:33.034650832">13-03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4:32.904254671</dc:date>
    <meta:keyword>Installatie</meta:keyword>
    <meta:keyword>Checklist</meta:keyword>
    <meta:keyword>Linux</meta:keyword>
    <meta:editing-cycles>7045</meta:editing-cycles>
    <meta:editing-duration>P12DT14H10M55S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88" meta:character-count="2612" meta:non-whitespace-character-count="2260"/>
    <meta:user-defined meta:name="Info 1"/>
    <meta:user-defined meta:name="Info 2"/>
    <meta:user-defined meta:name="Info 3"/>
    <meta:user-defined meta:name="Info 4"/>
  </office:meta>
</office:document-meta>
</file>